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3458c"/>
    </style:style>
    <style:style style:name="P3" style:family="paragraph" style:parent-style-name="Standard">
      <style:text-properties fo:font-weight="bold" style:font-weight-asian="bold" style:font-weight-complex="bold"/>
    </style:style>
    <style:style style:name="T1" style:family="text">
      <style:text-properties officeooo:rsid="001345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unction of <text:span text:style-name="T1">Artificial Intelligence(</text:span>AI<text:span text:style-name="T1">)</text:span> in Language Modeling and Processing: A Mixed-Discipline Perspective</text:p>
      <text:p text:style-name="Standard"/>
      <text:p text:style-name="P2">AI has become very important for understanding and processing human language. Natural Language Processing (NLP) technologies, powered by AI, are now central to tools such as Google Translate, Siri, and Alexa. However, this progress did not happen alone. A mixed-discipline perspective, combining areas like linguistics, cognitive science, neuroscience, and psychology, has been crucial for improving AI's capability to model and handle language. This essay looks at how these combined efforts have influenced AI’s growth in language technologies and how such teamwork keeps enhancing our insight into human and machine-generated language.</text:p>
      <text:p text:style-name="Standard"/>
      <text:p text:style-name="P1">AI and Natural Language Processing</text:p>
      <text:p text:style-name="Standard"/>
      <text:p text:style-name="Standard">AI has greatly influenced language processing through Natural Language Processing (NLP), which allows machines to work with human language. NLP is essential for applications such as machine translation, speech recognition, and text creation, using AI methods like machine learning and deep learning to understand language. The core of NLP is making sense of human language, which is naturally complicated due to the ambiguous, varied, and contextual aspects of words and phrases.</text:p>
      <text:p text:style-name="Standard"/>
      <text:p text:style-name="Standard">For example, words in human languages can change meaning depending on context, and the same sentence can mean different things based on syntax, tone, and situation. AI systems must deal with these complexities to give accurate responses. Early NLP techniques used rule-based methods, which struggled to capture language's subtleties. Yet, with new AI-driven techniques, especially deep learning and neural networks, language models improved in processing and generating language (LeCun et al., 2015).</text:p>
      <text:p text:style-name="Standard"/>
      <text:p text:style-name="Standard">Neural networks, particularly deep learning models, have enabled AI to analyze large datasets and find patterns that rule-based systems find hard to identify. These models use layers of artificial neurons to analyze data, similar to the human brain. They have played a key role in improving language modeling, allowing systems to learn from extensive datasets and produce human-like responses. For instance, OpenAI’s GPT-3 and Google’s BERT have made notable progress in language generation and comprehension, showing how deep learning can handle large text data and enhance the coherence of AI-generated language (Devlin et al., 2019; Brown et al., 2020).</text:p>
      <text:p text:style-name="Standard"/>
      <text:p text:style-name="P1">Mixed-Discipline Insights in Language Modeling</text:p>
      <text:p text:style-name="Standard"/>
      <text:p text:style-name="Standard">While AI methods have formed the computational basis for language processing, incorporating ideas from other fields has been vital for overcoming AI's limits in this area. A significant field that has enhanced AI's language modeling is linguistics, which studies language structure and meaning. Linguists give AI researchers the theoretical bases needed to grasp syntax, semantics, and pragmatics. These linguistic concepts are integrated into AI systems to help them process and generate language more effectively.</text:p>
      <text:p text:style-name="Standard"/>
      <text:p text:style-name="Standard">For instance, Chomsky’s (1965) theory of syntax has greatly influenced how AI systems approach language. Chomsky's transformational grammar theory explains how a limited set of grammatical rules can generate an infinite number of sentences, a concept that AI systems apply to understand and create language. Human language is complex. By putting grammar rules into AI, researchers can make systems that create more correct sentences. Yet grammar alone does not fully help in understanding human language. AI also has to understand the meaning of words based on context, which requires help <text:soft-page-break/>from cognitive science. Cognitive science looks at how the mind processes information and offers insights into language understanding and usage. Researchers in this field study areas like how people learn language, memory, attention, and reasoning, all of which are crucial for language comprehension. These findings guide the creation of AI models that try to mimic human understanding and language creation (McClelland et al., 2010).</text:p>
      <text:p text:style-name="Standard"/>
      <text:p text:style-name="Standard">For instance, cognitive science shows that people do not understand language just as separate words; we use context, past knowledge, and experiences to grasp meaning. AI models which adopt these cognitive concepts can better deal with tasks like clarifying words with different meanings and recognizing idioms, leading to responses that are more suitable for ongoing conversations. This progress has improved tools like chatbots, which are trained on vast amounts of human dialogue for more natural interactions with users.</text:p>
      <text:p text:style-name="Standard"/>
      <text:p text:style-name="Standard">Besides linguistics and cognitive science, neuroscience has also greatly influenced AI’s ability to process language. Neuroscience studies the brain and nervous system, aiding the creation of neural networks—computational models inspired by the brain's structure. Neural networks, especially deep learning models, help AI systems process information like the human brain does. These models can find patterns in language data, learn from them, and use this knowledge for new tasks (Hassabis et al., 2017).</text:p>
      <text:p text:style-name="Standard"/>
      <text:p text:style-name="Standard">A major development here has been transformer models, which are a type of deep learning structure. Models like BERT and GPT-3 have changed natural language processing by allowing AI to handle data sequences simultaneously instead of one at a time. This ability to process in parallel helps AI systems understand context better and create more logical responses. Using transformer models has significantly improved tasks such as machine translation, where AI needs to recognize relationships between words and phrases across full sentences or paragraphs (Vaswani et al., 2017).</text:p>
      <text:p text:style-name="Standard"/>
      <text:p text:style-name="P1">AI Language Technology Applications</text:p>
      <text:p text:style-name="P1"/>
      <text:p text:style-name="Standard">The cross-disciplinary approach to AI and language modeling has greatly impacted real-world uses. A key area is machine translation. Older machine translation systems often relied on rule-based methods, leading to translations that were stiff and often wrong. With the rise of neural machine translation (NMT), AI can now make more accurate and smooth translations by learning from large sets of bilingual data. These models use deep learning to understand meaning in both source and target languages, resulting in translations that fit context better (Bahdanau et al., 2014).</text:p>
      <text:p text:style-name="Standard"/>
      <text:p text:style-name="Standard">Another field where AI has made a big difference is speech recognition. AI systems like Siri, Alexa, and Google Assistant have changed how people talk to machines. These systems depend on AI models using deep learning to understand speech and turn it into text for the machine to process and respond to. The ability of AI systems to hear and reply to spoken language in real-time has improved a lot thanks to research across fields like linguistics, cognitive science, and neuroscience. For instance, learning from phonetics—the study of sounds in speech—helps AI systems get better at identifying accents and dialects, which makes them more precise and useful for different users (Li et al., 2017).</text:p>
      <text:p text:style-name="Standard"/>
      <text:p text:style-name="Standard">Besides this, AI is also used to enhance tasks like understanding sentiment and classifying text. Sentiment analysis assesses the emotional tone of a text and is commonly used in fields such as marketing and customer service to understand public sentiment and customer happiness. AI models, trained on vast amounts of human language, can categorize text as positive, negative, or neutral based on expressed emotions. These models employ methods from both AI and linguistics to find signs of <text:soft-page-break/>sentiment in text, considering factors like word choice, sentence structure, and context (Zhang et al., 2018).</text:p>
      <text:p text:style-name="Standard"/>
      <text:p text:style-name="P1">The Role of Collaboration in Language Technology Progress</text:p>
      <text:p text:style-name="P1"/>
      <text:p text:style-name="Standard">The growth of language technologies has benefited greatly from teamwork between AI researchers and specialists from other fields. A crucial area where this cooperation has significantly influenced progress is in creating AI systems that are more human-like. By combining knowledge from linguistics, cognitive science, and psychology, AI systems can better mimic human thinking, which in turn enhances language understanding and generation.</text:p>
      <text:p text:style-name="Standard"/>
      <text:p text:style-name="Standard">For example, linguists assist AI researchers in grasping subtleties of human language so they can develop models that perform tasks like machine translation and text creation more accurately. Cognitive scientists offer valuable insights into how people process language, which helps AI systems interact more naturally with users. This collaboration has resulted in AI chatbots and virtual assistants that are more intuitive and responsive (Marcus, 2020).</text:p>
      <text:p text:style-name="Standard"/>
      <text:p text:style-name="Standard">However, as AI language models advance, they also present significant ethical challenges. A major ethical concern in AI language modeling is the risk of bias in AI-produced content. Since AI systems learn from large datasets of human language, biased or discriminatory language within these datasets can lead AI models to reinforce these biases in their outputs. This raises serious issues for sectors that depend on AI-created content, such as hiring, legal services, and marketing (Bender et al., 2021).</text:p>
      <text:p text:style-name="Standard"/>
      <text:p text:style-name="Standard">To tackle these problems, working with social scientists and ethicists is crucial. Social scientists aid AI researchers in grasping the social and cultural effects of AI language models, helping ensure these systems are fair, transparent, and accountable. Ethicists are vital in creating guidelines for the responsible development of AI, ensuring that AI technologies benefit society and do not spread harmful biases (Bender et al., 2021).</text:p>
      <text:p text:style-name="Standard"/>
      <text:p text:style-name="P1">The Future of Language Technologies</text:p>
      <text:p text:style-name="P1"/>
      <text:p text:style-name="Standard">As AI keeps progressing, the future of language technologies will rely on continuous interdisciplinary collaboration. A significant area for this teamwork will be in creating more personalized AI systems. Such systems can recognize and respond to the unique preferences, needs, and emotions of individual users. By integrating insights from linguistics, cognitive science, and psychology, AI systems can be more responsive to specific language contexts, resulting in more accurate and relevant answers.</text:p>
      <text:p text:style-name="Standard"/>
      <text:p text:style-name="Standard">Another optimistic path for future language technologies involves developing hybrid AI models that blend symbolic AI with neural networks. Symbolic AI relies on Predefined rules and logic have usually not been very good at managing the unpredictability and unclear parts of human language. Yet, if we mix symbolic AI with neural networks, AI systems can use both logic and pattern finding in their language understanding. This combined way lets AI systems see patterns in language and think about it more like humans do (Marcus, 2020).</text:p>
      <text:p text:style-name="Standard"/>
      <text:p text:style-name="P1">Conclusion <text:s/></text:p>
      <text:p text:style-name="P1"/>
      <text:p text:style-name="Standard">To sum up, the link between artificial intelligence and language has improved a lot thanks to teamwork across different fields. Contributions from linguistics, cognitive science, neuroscience, and psychology have been vital in developing AI's language skills. This teamwork has led to important progress in NLP, <text:soft-page-break/>machine translation, speech recognition, and more. These efforts not only help build AI systems but also improve our grasp of human language. As AI grows, continuous collaboration among these fields is crucial to tackle issues like bias and to ensure AI systems interact with language in ethical, precise, and human-centered way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How Combined Efforts Advance the Development and Understanding of Language Technologies</text:h>
      <text:p text:style-name="Text_20_body">The rapid advancement of artificial intelligence (AI) in language technologies has been a product of combined efforts from multiple disciplines such as linguistics, cognitive science, neuroscience, psychology, and AI itself. By incorporating insights from these fields, AI has moved beyond simple rule-based systems to complex neural networks capable of understanding and processing human language in ways that mimic human thought processes. These combined efforts have led to the development of more sophisticated language models, improved real-world applications, and a deeper understanding of both human and machine-generated language. This essay will explore how these interdisciplinary contributions have advanced the development and understanding of language technologies.</text:p>
      <text:h text:style-name="Heading_20_3" text:outline-level="3">Linguistics: Providing Structural Foundations for AI Language Models</text:h>
      <text:p text:style-name="Text_20_body">Linguistics has been essential in laying the groundwork for AI’s ability to understand and process human language. As the scientific study of language, linguistics offers AI systems the theoretical frameworks needed to interpret syntax (sentence structure), semantics (meaning), and pragmatics (contextual meaning). These components are crucial for any AI language model to generate meaningful, contextually appropriate responses.</text:p>
      <text:p text:style-name="Text_20_body">One of the most significant contributions from linguistics has been the use of <text:span text:style-name="Strong_20_Emphasis">Chomsky’s transformational grammar theory</text:span>. This theory posits that a finite set of grammatical rules can generate an infinite number of sentences, a concept that is fundamental to AI language models like GPT-3 and BERT (Chomsky, 1965). By embedding these grammatical structures into AI systems, researchers have enabled machines to process language more naturally. AI models that incorporate linguistic theories can generate grammatically correct sentences while understanding how variations in sentence structure affect meaning.</text:p>
      <text:p text:style-name="Text_20_body">For example, Google’s BERT (Bidirectional Encoder Representations from Transformers) uses large datasets to learn not just the structure of language but also the meaning of words in context (Devlin et al., 2019). This ability to learn from data, combined with linguistic principles, allows BERT to understand the relationships between words and sentences in a way that mimics human language comprehension. The linguistic basis of these models is crucial for tasks like machine translation, where AI needs to maintain the grammatical integrity of the original sentence while accurately translating its meaning into a different language.</text:p>
      <text:h text:style-name="Heading_20_3" text:outline-level="3">Cognitive Science: Enhancing Contextual Understanding</text:h>
      <text:p text:style-name="Text_20_body">While linguistics provides the structural foundation, cognitive science plays a critical role in helping AI systems understand language in context. Cognitive science, which studies how humans think, learn, and process information, offers valuable insights into how we interpret and use language. These insights are essential for AI systems that aim to simulate human-like understanding and interaction.</text:p>
      <text:p text:style-name="Text_20_body">Human language processing is not limited to understanding words and grammar in isolation; it also involves interpreting context, using background knowledge, and making inferences. Cognitive science <text:soft-page-break/>shows how people use memory, attention, and reasoning to make sense of language in different situations (McClelland et al., 2010). For example, cognitive scientists have demonstrated that humans use context to disambiguate words with multiple meanings. This understanding is essential for AI systems that need to interpret language in real-time.</text:p>
      <text:p text:style-name="Text_20_body">By incorporating cognitive science into AI models, systems like chatbots and virtual assistants have become more effective in their interactions with users. These AI systems can maintain a conversation across multiple interactions, retain contextual information, and respond in ways that are more relevant to the user’s needs. For example, an AI-powered virtual assistant like <text:span text:style-name="Strong_20_Emphasis">Alexa</text:span> can understand follow-up questions based on the context of the previous conversation, improving the user experience by making interactions more natural and fluid.</text:p>
      <text:h text:style-name="Heading_20_3" text:outline-level="3">Neuroscience: Driving the Development of Neural Networks</text:h>
      <text:p text:style-name="Text_20_body">Neuroscience, the study of the brain and nervous system, has significantly influenced AI by inspiring the development of neural networks. Neural networks are computational models that mimic the structure and functioning of the human brain, allowing AI systems to process vast amounts of data and learn from it. These networks are at the heart of modern deep learning techniques, which have revolutionized AI’s ability to understand and generate language.</text:p>
      <text:p text:style-name="Text_20_body">Neuroscience has helped develop <text:span text:style-name="Strong_20_Emphasis">deep learning models</text:span> that can process language at multiple levels, capturing not only the structure of sentences but also their meaning and context. One of the most important advancements in this area is the creation of <text:span text:style-name="Strong_20_Emphasis">transformer models</text:span>, such as <text:span text:style-name="Strong_20_Emphasis">BERT</text:span> and <text:span text:style-name="Strong_20_Emphasis">GPT-3</text:span>, which use neural networks to process sequences of language in parallel. This parallel processing enables AI to understand long-range dependencies in text, allowing it to generate more coherent and contextually relevant responses (Vaswani et al., 2017).</text:p>
      <text:p text:style-name="Text_20_body">For example, GPT-3, developed by OpenAI, is one of the most powerful AI models ever created, thanks to its neural network architecture. It can generate human-like text based on a given prompt, demonstrating how neural networks can capture the complexity of language. By learning from large datasets, GPT-3 can create responses that are not only grammatically correct but also contextually appropriate, simulating a human-like understanding of language. This ability is critical for applications such as content generation, customer service chatbots, and machine translation.</text:p>
      <text:h text:style-name="Heading_20_3" text:outline-level="3">Psychology: Informing Human-AI Interaction</text:h>
      <text:p text:style-name="Text_20_body">Psychology, especially the study of human behavior and cognitive processes, has contributed significantly to AI’s development, particularly in areas related to human-computer interaction. Understanding how humans interact with language—how they learn it, use it, and respond to it—provides crucial insights for AI systems designed to interact with people.</text:p>
      <text:p text:style-name="Text_20_body">In particular, psychological principles have helped improve the design of <text:span text:style-name="Strong_20_Emphasis">AI-powered virtual assistants</text:span> and <text:span text:style-name="Strong_20_Emphasis">chatbots</text:span> by making them more intuitive and user-friendly. Research on human behavior shows that users expect AI systems to respond not only to the content of their queries but also to the emotional tone behind them. By incorporating psychological insights, AI systems can better interpret user emotions and provide more personalized responses, enhancing user satisfaction.</text:p>
      <text:p text:style-name="Text_20_body"><text:soft-page-break/>For instance, AI models that perform <text:span text:style-name="Strong_20_Emphasis">sentiment analysis</text:span> use psychological principles to classify text based on emotional tone—whether it is positive, negative, or neutral. This is particularly useful in industries like marketing and customer service, where companies need to gauge public sentiment or customer satisfaction based on user-generated content (Zhang et al., 2018). By analyzing how humans express emotions through language, AI systems can provide more accurate assessments of customer sentiment, helping companies improve their services and communication strategies.</text:p>
      <text:h text:style-name="Heading_20_3" text:outline-level="3">Ethical Considerations and Interdisciplinary Collaboration</text:h>
      <text:p text:style-name="Text_20_body">The combined efforts of linguistics, cognitive science, neuroscience, and psychology have advanced the development of AI language technologies, but they have also raised important ethical concerns. As AI systems become more integrated into everyday life, there is an increasing need to address issues such as <text:span text:style-name="Strong_20_Emphasis">bias</text:span>, <text:span text:style-name="Strong_20_Emphasis">fairness</text:span>, and <text:span text:style-name="Strong_20_Emphasis">accountability</text:span> in AI-generated language.</text:p>
      <text:p text:style-name="Text_20_body">AI systems are trained on large datasets of human language, which often contain biased or discriminatory content. If left unchecked, these biases can be perpetuated by AI models, leading to unfair or harmful outcomes in areas like hiring, legal decisions, and customer service. For instance, biased language models may reinforce stereotypes or favor certain groups over others (Bender et al., 2021). To address these concerns, interdisciplinary collaboration with <text:span text:style-name="Strong_20_Emphasis">social scientists</text:span> and <text:span text:style-name="Strong_20_Emphasis">ethicists</text:span> is essential.</text:p>
      <text:p text:style-name="Text_20_body">Social scientists help AI researchers understand the social and cultural implications of language technologies, ensuring that AI systems are designed in ways that are fair and inclusive. Ethicists, on the other hand, develop guidelines for the responsible use of AI, helping to mitigate the risks associated with biased language models. This interdisciplinary collaboration is crucial for ensuring that AI systems are not only technically advanced but also ethical and socially responsible.</text:p>
      <text:h text:style-name="Heading_20_3" text:outline-level="3">The Future of Language Technologies</text:h>
      <text:p text:style-name="Text_20_body">The future of language technologies will continue to rely on interdisciplinary collaboration to achieve greater advancements. One of the most promising areas for future development is the creation of <text:span text:style-name="Strong_20_Emphasis">personalized AI systems</text:span> that can understand and respond to individual users' needs and preferences. By integrating insights from linguistics, cognitive science, and psychology, AI systems will become more context-aware, allowing them to provide more accurate and relevant responses based on the user’s specific situation.</text:p>
      <text:p text:style-name="Text_20_body">Another promising direction for AI language technologies is the development of <text:span text:style-name="Strong_20_Emphasis">hybrid models</text:span> that combine <text:span text:style-name="Strong_20_Emphasis">symbolic AI</text:span> with <text:span text:style-name="Strong_20_Emphasis">neural networks</text:span>. Symbolic AI relies on predefined rules and logic, while neural networks learn from data. By combining these approaches, AI systems can incorporate both human-like reasoning and pattern recognition, making them more robust and adaptable to complex language tasks (Marcus, 2020).</text:p>
      <text:p text:style-name="Text_20_body">For example, hybrid AI models could improve machine translation by not only recognizing patterns in language data but also applying logical reasoning to ensure that translations are both grammatically correct and contextually appropriate. This combined approach would lead to more accurate and human-like language processing, advancing the field of AI language technologies even further.</text:p>
      <text:h text:style-name="Heading_20_3" text:outline-level="3"><text:soft-page-break/>Conclusion</text:h>
      <text:p text:style-name="Text_20_body">In conclusion, the combined efforts of multiple disciplines—linguistics, cognitive science, neuroscience, psychology, and AI itself—have significantly advanced the development and understanding of language technologies. Linguistics provides the structural foundation, cognitive science enhances contextual understanding, neuroscience powers the development of neural networks, and psychology informs human-AI interaction. Together, these interdisciplinary contributions have led to the creation of more sophisticated AI systems that can process, understand, and generate human language in ways that are increasingly human-like. As AI continues to evolve, ongoing collaboration between these disciplines will be essential for addressing ethical challenges and ensuring that AI systems are both technologically advanced and socially responsible.</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How Working Together Helps Language Tech to Grow and Be Understood</text:p>
      <text:p text:style-name="Standard"/>
      <text:p text:style-name="Standard">The fast growth of artificial intelligence (AI) in language tech comes from many fields teaming up, like linguistics, cognitive science, neuroscience, psychology, and AI itself. By mixing ideas from these areas, AI has shifted from just simple rule-following systems to complex neural networks that can process human language similarly to how humans think. These efforts together have made better language models, enhanced real-life uses, and given us a clearer view of both human and machine speech. This essay will look at how these cross-discipline contributions have helped advance language technology.</text:p>
      <text:p text:style-name="Standard"/>
      <text:p text:style-name="Standard">Linguistics: Building Blocks for AI Language Models</text:p>
      <text:p text:style-name="Standard"/>
      <text:p text:style-name="Standard">Linguistics is key in setting up the basics for AI’s ability to grasp and handle human language. As the study of language itself, linguistics gives AI systems the needed theories to understand syntax (how sentences are formed), semantics (what words mean), and pragmatics (how context affects meaning). These parts are vital for any AI language model aiming to give meaningful and appropriate replies.</text:p>
      <text:p text:style-name="Standard"/>
      <text:p text:style-name="Standard">One major input from linguistics has been Chomsky’s theory of transformational grammar. This idea suggests that a limited base of grammatical rules can create countless sentences; this concept is crucial for models like GPT-3 and BERT (Chomsky, 1965). When researchers include these grammar structures into AI systems, it lets machines handle language more easily. Models using linguistic ideas can produce correct grammar while recognizing how different sentence arrangements change meaning.</text:p>
      <text:p text:style-name="Standard"/>
      <text:p text:style-name="Standard">An example is Google’s BERT (Bidirectional Encoder Representations from Transformers), which learns not just how language is structured but also what words mean based on context using large data sets (Devlin et al., 2019). This skill allows BERT to grasp word relations and sentence meanings in a way close to human understanding. The linguistic foundation in these models is important for things like machine translation since AI must keep the original sentence's grammar intact while translating its meaning into another language.</text:p>
      <text:p text:style-name="Standard"/>
      <text:p text:style-name="Standard">Cognitive Science: Boosting Contextual Understanding</text:p>
      <text:p text:style-name="Standard"/>
      <text:p text:style-name="Standard">While linguistics lays out the basic structure, cognitive science is essential for helping AI grasp language within context. Cognitive science studies how people think, learn, and process information—showing significant insights into our interpretation of language. Such insights are key for AI aiming to imitate human-like understanding.</text:p>
      <text:p text:style-name="Standard"/>
      <text:p text:style-name="Standard">Human processing of language isn’t only about knowing words or grammar separately; it also includes interpreting context, using prior knowledge, and making deductions. Cognitive science illustrates how individuals use memory, attention, and reasoning across different situations when making sense of language (McClelland et al., 2010). For instance, research reveals that humans rely on context to clarify words with various meanings. This comprehension is critical for AI systems needing real-time interpretation.</text:p>
      <text:p text:style-name="Standard"/>
      <text:p text:style-name="Standard">By adding cognitive science findings into their models, systems such as chatbots and virtual assistants have become more efficient in user interactions. These AIs can keep conversations going over multiple exchanges while remembering past information relevantly tailored responses per user needs. For example… can grasp follow-up inquiries depending on past chats, making user interactions feel smoother and more natural-like-smooth.</text:p>
      <text:p text:style-name="Standard"><text:soft-page-break/></text:p>
      <text:p text:style-name="Standard">Neuroscience: Push for Neural Network Building</text:p>
      <text:p text:style-name="Standard"/>
      <text:p text:style-name="Standard">Neuroscience, that studies brainy stuff and various nervous bits, hugely shapes AI by motivating neural networks creation. Neural networks are computer models that copy how human brains structure and act, thus allowing AI to manage tons of data and learn stuff from it. These networks sit at the core of newfangled deep learning strategies which completely change AI's knack for figuring out and making language.</text:p>
      <text:p text:style-name="Standard"/>
      <text:p text:style-name="Standard">Neuroscience has lent a hand in crafting deep learning frameworks that can chew through language on lots of layers—not just syntax but also the gist and setting behind it. A big step forward in this field is the roll-out of transformer setups like BERT and GPT-3, which harness neural networks for handling language strings simultaneously. Such simultaneous handling lets AI figure out long-distance connections within text, enabling better coherence and context in responses (Vaswani et al., 2017).</text:p>
      <text:p text:style-name="Standard"/>
      <text:p text:style-name="Standard">Take GPT-3 by OpenAI for example; it's among the mightiest AI models ever thanks to its neural scaffolding. It churns out text that reads like a person wrote it from a prompt, showcasing how these neural webs catch language's intricate nuances. Picking lessons from big data pools allows GPT-3 to serve up replies that aren’t just grammatically sound but fit well with what's being discussed—mimicking some sort of human sense in communication. This skill proves key for usages like creating content, customer service bots, and translating languages.</text:p>
      <text:p text:style-name="Standard"/>
      <text:p text:style-name="Standard">Psychology: Shaping Human-AI Chats</text:p>
      <text:p text:style-name="Standard"/>
      <text:p text:style-name="Standard">Psychology, particularly around how people behave and think, plays a huge role in growing AI tech—especially regarding how humans chat with computers. Learning about how humans deal with language—how they pick it up, use it daily, and react to it—gives major clues for making AI systems that operate well with humans.</text:p>
      <text:p text:style-name="Standard"/>
      <text:p text:style-name="Standard">Particularly, psychological concepts have led to boost virtual helper design yonder chatbots toward being more straightforward and comfy for users. Studies on behavior indicate folks desire not just content replies from AI systems but also acknowledgment of their emotional vibes lurking behind words. By weaving in psychological knowledge, AI setups can better read user feelings while responding fittingly to boost overall user happiness.</text:p>
      <text:p text:style-name="Standard"/>
      <text:p text:style-name="Standard">For instance, sentiment analysis tools driven by AI utilize psychology tricks to sort texts based on their emotional vibes—be they upbeat or downcast or somewhere neutral-wise. Such approaches find great utility in sectors like marketing or helpdesks since firms need to tap into moods swinging among users based on what they post (Zhang et al., 2018). By digging into how individuals manifest emotions via words troves of data allow machines an improved grip on consumer feelings thus guiding businesses toward enhanced practices.</text:p>
      <text:p text:style-name="Standard"/>
      <text:p text:style-name="Standard">Ethical Issues &amp; Teamwork Across Fields</text:p>
      <text:p text:style-name="Standard"/>
      <text:p text:style-name="Standard">The joint endeavors among language science experts , thinking science scholars , cerebration science researchers , plus emotional studying professionals have pushed forward the craft of AI spoken tech but sparked serious moral worries too . As gadgetry becomes meshed into daily routines , there’s stronger demand than ever towards confronting quandaries including partiality , equity issues , accountability linked with generated wordings by machines .</text:p>
      <text:p text:style-name="Standard"><text:soft-page-break/></text:p>
      <text:p text:style-name="Standard">Systems supporting AI get trained upon comprehensive packs brimming with human speechings often laced with biased strains or exclusionary themes . If unchecked biases prevail without oversight could lead algorithms into perpetuating unfair provocations causing harm across hiring trays situations legal judgements helping explore customer support areas . For instance , prejudiced wording models can make stereotypes stronger or lean towards some groups more than others (Bender et al., 2021). To fix this issues, working together with social scientists and ethicists is very important.</text:p>
      <text:p text:style-name="Standard"/>
      <text:p text:style-name="Standard">Social scientists assist AI researchers to know the social and cultural effects of language technologies. This helps design AI systems that are fair. Ethicists create rules for using AI properly, aiming to reduce risks linked to biased language models. This teamwork is key to making AI systems not just clever but also good and responsible in society.</text:p>
      <text:p text:style-name="Standard"/>
      <text:p text:style-name="Standard">The Future of Language Technologies</text:p>
      <text:p text:style-name="Standard"/>
      <text:p text:style-name="Standard">The upcoming developments in language technologies will keep needing collaboration across fields for better progress. A bright spot for future growth is personalized AI systems that can tune into users' needs and likes. By blending ideas from linguistics, cognitive science, and psychology, AI systems will become smarter about context, allowing them to give more fitting answers based on what a user really requires.</text:p>
      <text:p text:style-name="Standard"/>
      <text:p text:style-name="Standard">Another good area for these technologies is creating hybrid models combining symbolic AI with neural networks. Symbolic AI uses fixed rules and logic while neural networks learn from examples. Merging these methods lets AI take both human logic and pattern recognition into account, making it more flexible for tricky language jobs (Marcus, 2020).</text:p>
      <text:p text:style-name="Standard"/>
      <text:p text:style-name="Standard">For instance, these hybrid models could make machine translation better by not only spotting patterns in languages but also applying reasoning to ensure translations are correct and fit the context. This mix would promote a more reliable and natural language processing experience as we advance in AI language technologies.</text:p>
      <text:p text:style-name="Standard"/>
      <text:p text:style-name="Standard">Conclusion</text:p>
      <text:p text:style-name="Standard"/>
      <text:p text:style-name="Standard">To wrap up, joint work across many areas—linguistics, cognitive science, neuroscience, psychology, plus AI—has greatly pushed forward the understanding of language technologies. Linguistics offers structure; cognitive science boosts context understanding; neuroscience aids neural network growth; psychology advises on how humans interact with AI. These combined efforts have birthed smarter AI systems capable of handling human language ever more like people do. As AI grows further, ongoing teamwork among these areas will be vital for tackling ethical issues while ensuring that knowledge advances along with societal responsi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12:34:15.081891145</meta:creation-date>
    <dc:date>2024-10-18T15:14:46.917181139</dc:date>
    <meta:editing-duration>PT19M</meta:editing-duration>
    <meta:editing-cycles>3</meta:editing-cycles>
    <meta:generator>LibreOffice/7.4.7.2$Linux_X86_64 LibreOffice_project/40$Build-2</meta:generator>
    <meta:document-statistic meta:table-count="0" meta:image-count="0" meta:object-count="0" meta:page-count="11" meta:paragraph-count="83" meta:word-count="4593" meta:character-count="31529" meta:non-whitespace-character-count="27034"/>
  </office:meta>
</office:document-meta>
</file>